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weight="bold" style:font-weight-asian="bold"/>
    </style:style>
    <style:style style:name="P4" style:family="paragraph" style:parent-style-name="Standard" style:master-page-name="Standard">
      <style:paragraph-properties fo:margin-top="0cm" fo:margin-bottom="0cm" loext:contextual-spacing="false" fo:text-align="justify" style:justify-single-word="false" style:page-number="1"/>
    </style:style>
    <style:style style:name="P5" style:family="paragraph" style:parent-style-name="Standard">
      <style:paragraph-properties fo:margin-top="0cm" fo:margin-bottom="0cm" loext:contextual-spacing="false" fo:text-align="justify" style:justify-single-word="false"/>
      <style:text-properties fo:font-weight="bold" style:font-weight-asian="bold"/>
    </style:style>
    <style:style style:name="T1" style:family="text">
      <style:text-properties fo:background-color="#ffffff" loext:char-shading-value="0"/>
    </style:style>
    <style:style style:name="T2" style:family="text">
      <style:text-properties fo:color="#222222" fo:background-color="#ffffff" loext:char-shading-value="0"/>
    </style:style>
    <style:style style:name="T3" style:family="text">
      <style:text-properties fo:font-size="9pt" style:font-size-asian="9pt" style:font-size-complex="9pt"/>
    </style:style>
    <style:style style:name="T4" style:family="text">
      <style:text-properties fo:color="#1155cc" fo:font-size="9pt" style:text-underline-style="solid" style:text-underline-width="auto" style:text-underline-color="font-color" fo:background-color="#ffffff" loext:char-shading-value="0" style:font-size-asian="9pt" style:font-size-complex="9pt"/>
    </style:style>
    <style:style style:name="T5" style:family="text">
      <style:text-properties fo:color="#1155cc" fo:font-size="9pt" style:text-underline-style="solid" style:text-underline-width="auto" style:text-underline-color="font-color" style:font-size-asian="9pt" style:font-size-complex="9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ziś kolejny artykuł z serii budowania konia od podstaw! Mam nadzieję, że się cieszycie. Z poprzednich tekstów mogliście dowiedzieć się trochę o anatomii serialowych kucyków, a także rysowaniu oka naszych milusińskich. Tym razem chciałabym zaprosić Was do małej zabawy w fryzjera. Mam nadzieję, że podczas niej dowiecie się kilku wyczesanych wskazówek i ciekawostek, więc nożyczki w dłoń i zaczynamy strzyżenie!</text:p>
      <text:p text:style-name="P2">&gt;&gt;Moon – myśli, że jej żarty są śmieszne</text:p>
      <text:p text:style-name="P1"/>
      <text:p text:style-name="P3">Podoba mi się jej… grzywa</text:p>
      <text:p text:style-name="P1">Tak jak w naszej szarej ludzkiej rzeczywistości, fryzury kucykowe można podzielić w podobny sposób, na te typowo samcze: krótkie, przeważnie jednokolorowe, raczej proste i bez zbędnych akcesoriów oraz te odpowiedniejsze dla klaczy: fantazyjne, długie z różnokolorowymi akcentami, czasem upięte czy też zaplecione, proste, falowane, kręcone… jest w czym wybierać. Oczywiście, w obu przypadkach znajdują się wyjątki od od tego trendu, które urozmaicają nieco obraz, jak długa, artystycznie spięta blond grzywa Zephyra Breeze czy też krótka fryzura z romantycznym loczkiem Candy Mane (uroczy kucyk z tła, często pokazywany z innym cutie markiem; ciekawostka: podczas jednego ujęcia w odcinku „Konkurs talentów” można zauważyć, że w tym loczku ukrywa cukierki). Z tego, co zauważyłam, wyjmując pannę Rarity, kucyki raczej niezbyt często zmieniają uczesanie podczas trwania serialu. Robią to tylko od „wielkiego dzwonu”, gdy wypada się ubrać, by zabłysnąć przed ciekawskimi oczami. Na co dzień najpopularniejsze są proste, naturalne fryzury bez żadnych akcesoriów zarówno dla grzywy, jak i na ogonie. Jedyną główną bohaterką, która na wzór swojej matki zawsze nosi związane włosy zarówno na głowie, jak i ogonie, jest Applejack. Najbardziej wyróżniający się kolor włosia posiada młoda klaczka Toola Roola, wzorowana na swojej poprzedniczce z generacji trzeciej. Jako jedyna w MLP:FiM posiada grzywę w innych barwach niż ogon, co wcale nie jest tak rzadkie wśród prawdziwych kucyków.</text:p>
      <text:p text:style-name="P1">. </text:p>
      <text:p text:style-name="P3">Obserwacja – drogą do boskiej fryzury</text:p>
      <text:p text:style-name="P1">Ponieważ włosy naszych serialowych kucyków, w przeciwieństwie do prawdziwych koni, wyrastają raczej głównie z ich głowy, z powodzeniem możemy rysować im uczesania zainspirowane ludzkimi stylizacjami. Czy to kok, czy to warkocz, czy rozpuszczone, przed rozpoczęciem pracy warto usiąść przed lustrem i poobserwować, jak światło zachowuje się na nich przy różnych ułożeniach; można w tym celu wykorzystać też koleżankę lub kolegę, w ostateczności poprosić o pomoc wujka Google. Włosy nigdy nie są jednolite i całkowicie proste na całej swojej długości. Podczas tego małego badania zwróćcie uwagę na młode, jasne włoski, które odstają od przedziałka lub te tuż nad czołem, czy też na ciemniejsze rejony, gdzie włosy się zaginają i przeplatają z innymi pasmami. Gdy zaczniemy grupować je w pasma, zamiast traktować każdy włosek oddzielnie, ułożenie przestrzenne fryzury powinno być dużo łatwiejsze. Pamiętajcie też, że światło odbijające się od powierzchni włosia nigdy nie jest całkowicie białe, więc warto, zamiast po prostu zostawiać białą kartkę w miejscach odblasku, użyć najjaśniejszego odcienia dla koloru grzywy, jaką rysujemy, lub po prostu lżej przyciskać rysik, a potem rozjaśnić te obszary dobrze napigmentowaną białą kredką.</text:p>
      <text:p text:style-name="P3"/>
      <text:p text:style-name="P3">Koloryzacja w blasku księżyca</text:p>
      <text:p text:style-name="P1">Mój sposób na rysowanie włosów jest stosunkowo prosty: kreski, kreski i jeszcze raz kreski. To klucz do w miarę realistycznie wyglądającej grzywy, a przy okazji dobry sposób na odstresowanie się po ciężkim dniu pracy. Podczas tworzenia swojego stylu mocno <text:soft-page-break/>zainspirowałam się pracami Magpie’a, który kreskowanymi grzywami wybijał się niegdyś na fandomowej scenie rysowniczej. Uwielbiam wymyślać stylizacje dla kucyków, dlatego grzywa i ubranka to taki mój konik. Nieważne, jakiego OCka czy kanonowego kucyka przyjdzie mi rysować, wręcz uwielbiam w ten sposób dodawać do pracy coś od siebie, nawet jeśli będzie to tylko zwykły warkocz czy kwiaty we włosach. Zwykle samo tworzenie fryzury poprzedzam wyszukiwaniem inspiracji. Następnie standardowo rysuję kółko na głowę, zaznaczam w nim oko, ucho i zarys pyszczka, lekko przyciskając ołówek do kartki. Dopiero po tym zabieram się za koncepcyjny zarys kształtu grzywy i dzielę go na kilka pasm zgodnych z zamierzonym ułożeniem włosia. Magpie uczył mnie, że jeśli chcemy, by włosy wyglądały naturalnie i realistycznie, trzeba robić je delikatnymi i łagodnymi liniami, żeby nie sprawiały wrażenia sztucznych. Obrys najczęściej rysuję ołówkiem twardym z grafitem 2H lub F i przed nałożeniem pierwszej warstwy kredek ścieram delikatnie szkic gumką. Rarity posiada jedne z nieco bardziej wymagających, ale też bardzo satysfakcjonujących do narysowania włosów, więc posłuży mi dzisiaj jako modelka. Pracę nad grzywą, podobnie jak w przypadku oczu, zaczynam od doboru palety kolorów. Jako że panna Rarity posiada <office:annotation office:name="__Annotation__15_217043973"><dc:creator>Maciek Tereszkiewicz</dc:creator><dc:date>2018-05-27T19:23:41</dc:date><text:p><text:span text:style-name="T6">Upchniemy</text:span></text:p></office:annotation><office:annotation office:name="__Annotation__13_217043973"><dc:creator>Weronika Błaż</dc:creator><dc:date>2018-05-13T20:22:12</dc:date><text:p><text:span text:style-name="T6">Tu w sumie przydałoby się zaznaczyć, że pojęcia są w słowniczku. Może przypisy, jeśli DTP się zgodzi...</text:span></text:p></office:annotation>włosy w odcieniu indygo przechodzącym miejscami w morwowy<office:annotation-end office:name="__Annotation__13_217043973"/><office:annotation-end office:name="__Annotation__15_217043973"/>, wybieram więc sobie jedną lub dwie ciemnogranatowe i ciemnofioletowe kredki, kilka jaśniejszych ciepłych i zimnych fioletów oraz jedną błękitną i białą. W trakcie pracy wszystkie rysiki muszą być dobrze naostrzone, dlatego zawsze mam w pobliżu temperówkę. Kolorowanie zaczynam od nałożenia najciemniejszych kolorów u nasady włosów. Następnie jaśniejszym kolorem lekko poprawiam wymazany obrys, tworząc swego rodzaju kontur. Na tym etapie ustalam stronę padania światła na kucyka i zgodnie z tym wyznaczam na grzywie miejsca, w których włosy będą odbijać światło. W przypadku Rarity są to przeważnie te miejsca wypukłości jej loków, gdzie grzywa znajduje się „bliżej widza”. Podczas kolorowania staram się zostawić te miejsca jaśniejsze, tak jak opisałam to w poprzednim akapicie. Kreski staram się stawiać łagodnie, podążając jednocześnie za kierunkiem wcześniej wyznaczonych pasm. Najlepiej, by owe linie były lekkie i zaoblone. Ponawiam ten proces z kilkoma kolorami, prowadząc kreski pod delikatnie innymi kątami. Gdy nałoży się na siebie w ten sposób wiele cieniutkich linii i zachowa odpowiedni kontrast, włosy zdają się żyć i zdecydowanie nie wyglądają sztucznie. Na sam koniec używam najjaśniejszej kredki wraz z białą w miejscu refleksów. Zwykle zamalowane pasmo jest przyciemnione u nasady i przy swoim końcu, to nadaje grzywie nieco objętości. Te miejsca loków, które są raczej wklęsłe i nie dociera do nich światło, koloruję całe nieco ciemniejszymi odcieniami z zachowaniem tej samej zasady przyciemniania końców pasma. Proces powtarzam dla wszystkich pasm w grzywie i podobnie postępuję w przypadku ogona. Na sam koniec, jeśli chcę dodać włosom jeszcze większego realizmu, dodaję białym żelopisem lub jasną kredką kilka włosków, które oddzieliły się od pasma i odstają samotnie. Bardzo dobrze to wygląda, jeśli rysuje się je od nasady i lekko opadające na pyszczek. W ten sposób kucyk nabiera nieco trójwymiarowości.</text:p>
      <text:p text:style-name="P1"/>
      <text:p text:style-name="P3">Niech mi pani coś doradzi</text:p>
      <text:p text:style-name="P1">Jeśli chcemy uzyskać ciekawy efekt kredkami i umożliwić sobie pracę z białą kredką przy światłocieniu, warto przed przystąpieniem do kolorowania grzywy i ogona nałożyć warstwę bazową. Takim podkładem mogą z powodzeniem być akwarele lub markery w odcieniu pasującym do rysowanej grzywy. Najlepiej będzie wybrać wśród odcieni o średniej jasności, co umożliwi nam pracę zarówno z cieniami, jak i refleksami na pasmach. W ten sposób biała kredka staje się dużo bardziej użyteczna. Jeśli chcemy uzyskać gładkie i lśniące włosy, możemy dodatkowo potraktować je na koniec również białym lub innym pasującym jasnym rysikiem w celu wygładzenia przejść między kolorami. W tym przypadku nasza kredka <text:soft-page-break/>zadziała jako blender, oszczędzając nam pieniędzy i czasu na kupno specjalnych przyborów. </text:p>
      <text:p text:style-name="P1">Jeśli chodzi o kolorowanie grzywy samymi markerami, to w tym wypadku świetnie sprawdzają się te z końcówką typu brush, zarówno dla wodnych, jak i alkoholowych pisaków. Świetna jest też taka wykonana z włosia jak w zwykłych pędzelkach, którą można spotkać w wodorozpuszczalnych pisakach – Zig clean color real brush. </text:p>
      <text:p text:style-name="P1"><text:s/></text:p>
      <text:p text:style-name="P3">Ile fryzjerów, tyle stylów</text:p>
      <text:p text:style-name="P1">Sposobów na rysowanie grzywy jest kilka. Ja preferuję ten bardziej realistyczny, który niestety, wymaga poświęcenia większej ilości czasu. Jeśli jesteście nieco bardziej leniwi, w tym celu równie dobrze może sprawdzić się naśladujący wektory, gruby kontur wypełniony jednolitym kolorem z przejaśnieniem w miejscu refleksów. Pozwala on na tworzenie bardziej szalonych i nie zawsze realistycznych fryzur, które sprawdziłyby się w serialu. Grzywy w takim stylu zajmują zdecydowanie mniej czasu, a mogą być równie efektowne. Jeśli szukamy czegoś pomiędzy, proponuję zaczerpnąć nieco inspiracji od mangaków i narysować grzywę pasmami z wyraźnym konturem i zaznaczeniem kierunku układania się włosów kilkoma cienkimi kreskami, a pozostałą przestrzeń wypełnić kolorem. Tu również warto zaznaczyć refleksy pomiędzy grupkami wyrysowanych linii. Ten sposób bardzo dobrze sprawdza się, jeśli wykonujemy obrazek markerami na bazie alkoholu. Jeśli chcemy uzyskać nieco bardziej rozmyty, puchaty efekt włosów, który doda nieco magii do pracy, polecam użyć akwareli z nieco większą ilością wody i na koniec dodać detale kolorowymi kredkami. Kucykowe włosy należą do tych ciekawszych części pracy, więc gorąco zachęcam Was do kombinowania. W ten sposób łatwo nadać rysunkowi unikatowego charakteru.</text:p>
      <text:p text:style-name="P1"/>
      <text:p text:style-name="P1">Słowniczek: </text:p>
      <text:p text:style-name="P1">Indygo – ciemnobłękitny wpadający w fioletowy<text:line-break/>Morwowy – <text:span text:style-name="T1">fioletowy</text:span><text:span text:style-name="T2"> z odcieniem czerwieni, w kolorze owoców morwy</text:span><text:line-break/>Mangaka – zwyczajowo twórca mangi, ale też rysownik zwyczajnych komiksów.</text:p>
      <text:p text:style-name="P1"/>
      <text:p text:style-name="P1"/>
      <text:p text:style-name="P1"><text:span text:style-name="T3">Baner ten sam jak zwykle ^ ^<text:line-break/></text:span><text:a xlink:type="simple" xlink:href="https://sta.sh/02d8wp52m5fk" text:style-name="Internet_20_link" text:visited-style-name="Visited_20_Internet_20_Link"><text:span text:style-name="T4">https://sta.sh/02d8wp52m5fk</text:span></text:a></text:p>
      <text:p text:style-name="P1"><text:span text:style-name="T3">Obrazki:<text:line-break/></text:span><text:a xlink:type="simple" xlink:href="https://moonlight-ki.deviantart.com/art/How-to-dazzle-739613995" text:style-name="Internet_20_link" text:visited-style-name="Visited_20_Internet_20_Link"><text:span text:style-name="T5">https://moonlight-ki.deviantart.com/art/How-to-dazzle-739613995</text:span></text:a><text:span text:style-name="T3"> </text:span></text:p>
      <text:p text:style-name="P1"><text:a xlink:type="simple" xlink:href="http://fav.me/dbznqn9" text:style-name="Internet_20_link" text:visited-style-name="Visited_20_Internet_20_Link"><text:span text:style-name="T5">http://fav.me/dbznqn9</text:span></text:a><text:span text:style-name="T3"> </text:span></text:p>
      <text:p text:style-name="P1"><text:a xlink:type="simple" xlink:href="http://fav.me/dbqsbiv" text:style-name="Internet_20_link" text:visited-style-name="Visited_20_Internet_20_Link"><text:span text:style-name="T5">http://fav.me/dbqsbiv</text:span></text:a></text:p>
      <text:p text:style-name="P1"><text:a xlink:type="simple" xlink:href="http://fav.me/dbkujpu" text:style-name="Internet_20_link" text:visited-style-name="Visited_20_Internet_20_Link"><text:span text:style-name="T5">http://fav.me/dbkujpu</text:span></text:a><text:span text:style-name="T3"> <text:line-break/></text:span><text:a xlink:type="simple" xlink:href="http://fav.me/dcaqd0b" text:style-name="Internet_20_link" text:visited-style-name="Visited_20_Internet_20_Link"><text:span text:style-name="T5">http://fav.me/dcaqd0b</text:span></text:a><text:span text:style-name="T3"> </text:span></text:p>
      <text:p text:style-name="P1"><text:a xlink:type="simple" xlink:href="http://fav.me/dcc2aic" text:style-name="Internet_20_link" text:visited-style-name="Visited_20_Internet_20_Link"><text:span text:style-name="T5">http://fav.me/dcc2aic</text:span></text:a><text:span text:style-name="T3"> <text:line-break/>tu mała alternatywa z markerami </text:span><text:a xlink:type="simple" xlink:href="http://fav.me/dc9yot8" text:style-name="Internet_20_link" text:visited-style-name="Visited_20_Internet_20_Link"><text:span text:style-name="T5">http://fav.me/dc9yot8</text:span></text:a><text:span text:style-name="T3"> </text:span></text:p>
      <text:p text:style-name="P1"><text:span text:style-name="T3">Stary rysek w „wektorowym” stylu </text:span><text:a xlink:type="simple" xlink:href="http://fav.me/d7darx4" text:style-name="Internet_20_link" text:visited-style-name="Visited_20_Internet_20_Link"><text:span text:style-name="T5">http://fav.me/d7darx4</text:span></text:a><text:span text:style-name="T3"> </text:span></text:p>
      <text:p text:style-name="P1"><text:span text:style-name="T3">I obrazek z tutem </text:span><text:a xlink:type="simple" xlink:href="http://fav.me/dcchkut" text:style-name="Internet_20_link" text:visited-style-name="Visited_20_Internet_20_Link"><text:span text:style-name="T5">http://fav.me/dcchkut</text:span></text:a><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7T23:44:22.092000000</dc:date>
    <meta:editing-duration>PT2H8M26S</meta:editing-duration>
    <meta:editing-cycles>1</meta:editing-cycles>
    <meta:document-statistic meta:table-count="0" meta:image-count="0" meta:object-count="0" meta:page-count="3" meta:paragraph-count="25" meta:word-count="1393" meta:character-count="9808" meta:non-whitespace-character-count="8420"/>
  </office:meta>
</office:document-meta>
</file>